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REATEGUI, WILFRE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44485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7304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AL SAAVEDRA LEN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96500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7304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ENGIFO RABINES ROSA DE JESU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7314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7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6145121</text:p>
          </table:table-cell>
          <table:table-cell table:style-name="Tabla2.D3" office:value-type="string">
            <text:p text:style-name="P23">7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55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